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0ddc0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paragraph-rsid="000ddc0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paragraph-rsid="0010ec9d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0ddc09" style:font-size-asian="12.25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0f51f1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10247b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paragraph-rsid="0010ec9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10ec9d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12bd1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1376c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paragraph-rsid="0013fca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paragraph-rsid="000ddc09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0ddc09" style:font-size-asian="20pt" style:font-weight-asian="bold" style:font-size-complex="20pt" style:font-weight-complex="bold"/>
    </style:style>
    <style:style style:name="T1" style:family="text">
      <style:text-properties officeooo:rsid="000ddc09"/>
    </style:style>
    <style:style style:name="T2" style:family="text">
      <style:text-properties officeooo:rsid="000f51f1"/>
    </style:style>
    <style:style style:name="T3" style:family="text">
      <style:text-properties officeooo:rsid="0010247b"/>
    </style:style>
    <style:style style:name="T4" style:family="text">
      <style:text-properties officeooo:rsid="0010ec9d"/>
    </style:style>
    <style:style style:name="T5" style:family="text">
      <style:text-properties officeooo:rsid="0012bd11"/>
    </style:style>
    <style:style style:name="T6" style:family="text">
      <style:text-properties officeooo:rsid="001376cc"/>
    </style:style>
    <style:style style:name="T7" style:family="text">
      <style:text-properties officeooo:rsid="0013fca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Forum</text:span></text:p>
      <text:p text:style-name="P1"><text:span text:style-name="T1"/></text:p>
      <text:p text:style-name="P12"><text:span text:style-name="T1"/></text:p>
      <text:p text:style-name="P2"><text:span text:style-name="T1">Features:</text:span></text:p>
      <text:list xml:id="list2132602187" text:style-name="L1">
        <text:list-item>
          <text:list>
            <text:list-header>
              <text:p text:style-name="P4"><text:span text:style-name="T1"/></text:p>
            </text:list-header>
            <text:list-item>
              <text:p text:style-name="P4"><text:span text:style-name="T1">3 verschiedene Rollen </text:span><text:span text:style-name="T2">mit Autorisierungen </text:span><text:span text:style-name="T1">(User, Admin, Mod)</text:span></text:p>
            </text:list-item>
            <text:list-item>
              <text:p text:style-name="P4"><text:span text:style-name="T1">User erstellen, bearbeiten </text:span><text:span text:style-name="T3">und </text:span><text:span text:style-name="T1">löschen</text:span></text:p>
            </text:list-item>
            <text:list-item>
              <text:p text:style-name="P6"><text:span text:style-name="T3">Admin</text:span><text:span text:style-name="T4">istrative Funktionen</text:span></text:p>
            </text:list-item>
            <text:list-item>
              <text:p text:style-name="P7"><text:span text:style-name="T4">Threads können in beliebig verschachtelten Kategorien erstellt werden</text:span></text:p>
            </text:list-item>
            <text:list-item>
              <text:p text:style-name="P7"><text:span text:style-name="T4">Antworten und Zitieren von Beiträgen</text:span></text:p>
            </text:list-item>
            <text:list-item>
              <text:p text:style-name="P7"><text:span text:style-name="T4">Statistiken für Threads und User</text:span></text:p>
            </text:list-item>
            <text:list-item>
              <text:p text:style-name="P7"><text:span text:style-name="T4">deutsche und englische Sprachversion</text:span></text:p>
            </text:list-item>
          </text:list>
        </text:list-item>
      </text:list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3"><text:span text:style-name="T4">Vollständige Beschreibung:</text:span></text:p>
      <text:p text:style-name="P8"><text:span text:style-name="T4"/></text:p>
      <text:p text:style-name="P11"><text:span text:style-name="T4">Unser Forum besteht aus Kategorien, Threads, Posts </text:span><text:span text:style-name="T7">und Usern</text:span><text:span text:style-name="T4">. </text:span><text:span text:style-name="T7">Jederzeit ist es möglich die aktuelle Sprache zu wechseln.</text:span></text:p>
      <text:p text:style-name="P11"><text:span text:style-name="T5"/></text:p>
      <text:p text:style-name="P11"><text:span text:style-name="T6">Im Userprofil, zugänglich über eine Benutzerliste, werden </text:span><text:span text:style-name="T7">verschiedene Daten wie z.B.</text:span><text:span text:style-name="T6"> die erstellten Posts angezeigt.</text:span><text:span text:style-name="T4"> </text:span><text:span text:style-name="T5">Für jedes Userprofil wird der entsprechende Avatar von „gravatar.com“ geladen, anmelden kann man sich entweder mit der Email-Adresse oder dem gewählten Usernamen. Ein Admin kann dieses Profil noch nachträglich bearbeiten und so zum Beispiel die native Rolle vom „user“ zum „admin“ ändern. </text:span><text:span text:style-name="T6"><text:s/></text:span><text:span text:style-name="T4">Die Rollen unterscheiden sich durch die ihnen zur Verfügung stehenden Zugriffsfunktionen.</text:span></text:p>
      <text:p text:style-name="P10"><text:span text:style-name="T6"/></text:p>
      <text:p text:style-name="P9"><text:span text:style-name="T5">Ein Post muss sich immer auf einen anderen Post bzw. den Ausgangspost beziehen, dabei ist der Thread selbst der Ausgangspost. Threads wiederum sind </text:span><text:span text:style-name="T6">genau</text:span><text:span text:style-name="T5"> einer Kategorie zugeordnet, die beliebig tief verschachtelt sein können. </text:span></text:p>
      <text:p text:style-name="P10"><text:span text:style-name="T6">Im Gegensatz zu einem Administrator oder Moderator kann ein einfacher User seinen Post nur 20 Minuten lang bearbeiten. </text:span></text:p>
      <text:p text:style-name="P10"><text:span text:style-name="T6">Auf der Startseite werden die letzten zehn Posts und die letzten zehn Threads angezeigt. </text:span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6">896858 Florian Thomas, github: @crunch09</text:span></text:p>
      <text:p text:style-name="P10"><text:span text:style-name="T6">894818 Hagen Lauer, github: @angusrock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28T10:39:23</meta:creation-date>
    <meta:document-statistic meta:table-count="0" meta:image-count="0" meta:object-count="0" meta:page-count="1" meta:paragraph-count="17" meta:word-count="212" meta:character-count="1474"/>
    <dc:date>2011-07-28T12:27:59</dc:date>
    <meta:editing-duration>PT00H12M44S</meta:editing-duration>
    <meta:editing-cycles>1</meta:editing-cycles>
    <meta:generator>OpenOffice.org/3.2$Unix OpenOffice.org_project/320m19$Build-9505</meta:generator>
  </office:meta>
</office:document-meta>
</file>